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8cm"/>
    </style:style>
    <style:style style:name="co3" style:family="table-column">
      <style:table-column-properties fo:break-before="auto" style:column-width="4.4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office:value-type="string" calcext:value-type="string">
            <text:p>joaquin</text:p>
          </table:table-cell>
          <table:table-cell office:value-type="string" calcext:value-type="string">
            <text:p>Montoliu</text:p>
          </table:table-cell>
          <table:table-cell office:value-type="string" calcext:value-type="string">
            <text:p>Aguilera</text:p>
          </table:table-cell>
          <table:table-cell office:value-type="string" calcext:value-type="string">
            <text:p><text:a xlink:href="mailto:jmontoliu7@gmail.com" xlink:type="simple">jmontoliu7@gmail.com</text:a></text:p>
          </table:table-cell>
        </table:table-row>
        <table:table-row table:style-name="ro2">
          <table:table-cell office:value-type="string" calcext:value-type="string">
            <text:p>Manel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Torras</text:p>
          </table:table-cell>
          <table:table-cell office:value-type="string" calcext:value-type="string">
            <text:p><text:a xlink:href="mailto:frikeria@gatacat.cat" xlink:type="simple">frikeria@gatacat.cat</text:a>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6:52:41.6301505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6:27:34.810607098</meta:creation-date>
    <dc:date>2014-12-20T16:53:02.897723079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12" meta:object-count="0"/>
  </office:meta>
</office:document-meta>
</file>